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draw:shadow="visible" draw:shadow-offset-x="0.254cm" draw:shadow-offset-y="0.254cm" draw:shadow-opacity="6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1cm" fo:min-width="0.548cm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family-generic="swiss" style:font-pitch="variable"/>
    </style:style>
    <style:style style:name="P3" style:family="paragraph">
      <style:paragraph-properties fo:text-align="center"/>
      <style:text-properties fo:font-family="Arial" style:font-family-generic="swiss" style:font-pitch="variable"/>
    </style:style>
    <style:style style:name="P4" style:family="paragraph">
      <style:text-properties fo:font-family="Arial" style:font-family-generic="swiss" style:font-pitch="variable" fo:font-size="30pt" fo:font-style="italic" fo:text-shadow="1pt 1pt" style:font-size-asian="30pt" style:font-style-asian="italic" style:font-size-complex="30pt" style:font-style-complex="italic"/>
    </style:style>
    <style:style style:name="P5" style:family="paragraph">
      <style:text-properties fo:font-family="Arial" style:font-family-generic="swiss" style:font-pitch="variable" fo:font-size="30pt" style:font-size-asian="30pt" style:font-size-complex="30pt"/>
    </style:style>
    <style:style style:name="T1" style:family="text">
      <style:text-properties fo:font-family="Arial" style:font-family-generic="swiss" style:font-pitch="variable"/>
    </style:style>
    <style:style style:name="T2" style:family="text">
      <style:text-properties fo:font-family="Arial" style:font-family-generic="swiss" style:font-pitch="variable" fo:font-size="30pt" fo:font-style="italic" fo:text-shadow="1pt 1pt" style:font-size-asian="30pt" style:font-style-asian="italic" style:font-size-complex="30pt" style:font-style-complex="italic"/>
    </style:style>
    <style:style style:name="T3" style:family="text">
      <style:text-properties fo:font-family="Arial" style:font-family-generic="swiss" style:font-pitch="variable" fo:font-size="30pt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85cm" svg:height="13.97cm" svg:x="4.175cm" svg:y="6.71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383cm" svg:height="0.962cm" svg:x="1cm" svg:y="20.05cm">
          <draw:text-box>
            <text:p text:style-name="P2"><text:span text:style-name="T1">CS</text:span></text:p>
          </draw:text-box>
        </draw:frame>
        <draw:custom-shape draw:style-name="gr3" draw:text-style-name="P1" draw:layer="layout" svg:width="6.985cm" svg:height="1.905cm" svg:x="4.175cm" svg:y="18.7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id="id1" draw:layer="layout" svg:width="6.985cm" svg:height="1.905cm" svg:x="4.175cm" svg:y="16.875cm">
          <text:p text:style-name="P3"><text:span text:style-name="T1">From 0x0000 to 0x1000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id="id3" draw:layer="layout" svg:width="6.985cm" svg:height="1.905cm" svg:x="4.175cm" svg:y="14.97cm">
          <text:p text:style-name="P3"><text:span text:style-name="T1">From 0x1000 to 0x2000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.27cm" svg:y1="20.685cm" svg:x2="4.175cm" svg:y2="20.685cm">
          <text:p/>
        </draw:line>
        <draw:line draw:style-name="gr5" draw:text-style-name="P1" draw:layer="layout" svg:x1="2.27cm" svg:y1="20.685cm" svg:x2="4.175cm" svg:y2="18.78cm">
          <text:p/>
        </draw:line>
        <draw:line draw:style-name="gr5" draw:text-style-name="P1" draw:layer="layout" svg:x1="2.27cm" svg:y1="20.685cm" svg:x2="4.175cm" svg:y2="16.875cm">
          <text:p/>
        </draw:line>
        <draw:custom-shape draw:style-name="gr3" draw:text-style-name="P1" draw:layer="layout" svg:width="5.715cm" svg:height="20.32cm" svg:x="13.7cm" svg:y="4.1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id="id2" draw:layer="layout" svg:width="5.715cm" svg:height="8.255cm" svg:x="13.7cm" svg:y="16.24cm">
          <text:p text:style-name="P3"><text:span text:style-name="T1">Segment 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id="id4" draw:layer="layout" svg:width="5.715cm" svg:height="7.62cm" svg:x="13.7cm" svg:y="8.62cm">
          <text:p text:style-name="P3"><text:span text:style-name="T1">Segment 2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1.16cm" svg:y1="17.827cm" svg:x2="13.7cm" svg:y2="20.367cm" draw:start-shape="id1" draw:start-glue-point="1" draw:end-shape="id2" svg:d="m11160 17827h1269v2540h1271">
          <text:p/>
        </draw:connector>
        <draw:connector draw:style-name="gr5" draw:text-style-name="P1" draw:layer="layout" svg:x1="11.16cm" svg:y1="15.922cm" svg:x2="13.7cm" svg:y2="12.43cm" draw:start-shape="id3" draw:start-glue-point="1" draw:end-shape="id4" svg:d="m11160 15922h1269v-3492h1271">
          <text:p/>
        </draw:connector>
        <draw:frame draw:style-name="gr6" draw:text-style-name="P4" draw:layer="layout" svg:width="3.175cm" svg:height="2.171cm" svg:x="6.08cm" svg:y="4.175cm">
          <draw:text-box>
            <text:p text:style-name="P4"><text:span text:style-name="T2">GDT</text:span></text:p>
          </draw:text-box>
        </draw:frame>
        <draw:frame draw:style-name="gr2" draw:text-style-name="P5" draw:layer="layout" svg:width="8.558cm" svg:height="1.432cm" svg:x="11.795cm" svg:y="2.108cm">
          <draw:text-box>
            <text:p><text:span text:style-name="T3">Physical Memor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savatage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MetallicA OLD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co </meta:initial-creator>
    <meta:creation-date>2010-07-19T09:11:44</meta:creation-date>
    <dc:date>2010-07-19T09:24:11</dc:date>
    <dc:creator>Marco </dc:creator>
    <meta:editing-duration>PT00H12M27S</meta:editing-duration>
    <meta:editing-cycles>2</meta:editing-cycles>
    <meta:generator>OpenOffice.org/3.2$Linux OpenOffice.org_project/320m12$Build-9483</meta:generator>
    <meta:document-statistic meta:object-count="15"/>
  </office:meta>
</office:document-meta>
</file>